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cf5e" officeooo:paragraph-rsid="0001cf5e"/>
    </style:style>
    <style:style style:name="P2" style:family="paragraph" style:parent-style-name="Standard">
      <style:text-properties fo:font-weight="bold" officeooo:rsid="0001cf5e" officeooo:paragraph-rsid="0001cf5e" style:font-weight-asian="bold" style:font-weight-complex="bold"/>
    </style:style>
    <style:style style:name="P3" style:family="paragraph" style:parent-style-name="Standard">
      <style:text-properties officeooo:paragraph-rsid="0001cf5e"/>
    </style:style>
    <style:style style:name="T1" style:family="text">
      <style:text-properties officeooo:rsid="0001cf5e"/>
    </style:style>
    <style:style style:name="T2" style:family="text">
      <style:text-properties fo:font-weight="bold"/>
    </style:style>
    <style:style style:name="T3" style:family="text">
      <style:text-properties fo:font-weight="bold" officeooo:rsid="0001cf5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stion de Quejas o reclamos</text:p>
      <text:p text:style-name="P2">cambiar el formato de telefono en codigo y numero </text:p>
      <text:p text:style-name="P3"><text:span text:style-name="T3">cambiar el mensaje </text:span>This field is required. <text:span text:style-name="T1">De telefono de la empresa</text:span></text:p>
      <text:p text:style-name="P1">colocar rif y telefono de la empresa el * ya que son obligatorios</text:p>
      <text:p text:style-name="P1">cambiar el mensaje consignar un documento a div</text:p>
      <text:p text:style-name="P1">colocar ejemplo de formato en telefono y rif</text:p>
      <text:p text:style-name="P1">en el rif colocar un select para elejir <text:s/>la letra del rif </text:p>
      <text:p text:style-name="P1">al registrar me aparece el error</text:p>
      <text:p text:style-name="P1"/>
      <text:p text:style-name="P1"><text:line-break/><text:span text:style-name="T2">Warning</text:span>: oci_parse() expects parameter 1 to be resource, null given in <text:span text:style-name="T2">/var/www/fiscalizacion/fiscalizacion/App/mod_denuncias/Models/class_denuncia_juridica_dao.php</text:span> on line <text:span text:style-name="T2">548</text:span><text:line-break/>Desde el parse 1<text:line-break/><text:span text:style-name="T2">Warning</text:span>: oci_error() expects parameter 1 to be resource, null given in <text:span text:style-name="T2">/var/www/fiscalizacion/fiscalizacion/App/mod_denuncias/Models/class_denuncia_juridica_dao.php</text:span> on line <text:span text:style-name="T2">552</text:span><text:line-break/><text:line-break/><text:span text:style-name="T2">Fatal error</text:span>: in <text:span text:style-name="T2">/var/www/fiscalizacion/fiscalizacion/App/mod_denuncias/Models/class_denuncia_juridica_dao.php</text:span> on line <text:span text:style-name="T2">553</text:span></text:p>
      <text:p text:style-name="P1"><text:s text:c="2"/>en detalle me sale el error no opuedo vereficar </text:p>
      <text:p text:style-name="P1"><text:span text:style-name="T2">Fatal error</text:span>: Class 'DenunciaJuridica' not found in <text:span text:style-name="T2">/var/www/fiscalizacion/fiscalizacion/App/mod_denuncias/Controllers/Controller.Denuncia.php</text:span> on line <text:span text:style-name="T2">537</text:span></text:p>
      <text:p text:style-name="P1"/>
      <text:p text:style-name="P1"><text:span text:style-name="T2">en editar no puede verificar</text:span></text:p>
      <text:p text:style-name="P1"><text:span text:style-name="T2">Fatal error</text:span>: Class 'DenunciaJuridica' not found in <text:span text:style-name="T2">/var/www/fiscalizacion/fiscalizacion/App/mod_denuncias/Controllers/Controller.Denuncia.php</text:span> on line <text:span text:style-name="T2">384</text:span></text:p>
      <text:p text:style-name="P1"><text:span text:style-name="T2">gestion de asignacion de quejas o reclamos</text:span></text:p>
      <text:p text:style-name="P1"><text:span text:style-name="T2">al dar el boton asignar sin colocar nada me redirecciona hacia atras</text:span></text:p>
      <text:p text:style-name="P1"><text:span text:style-name="T2"><text:s/></text:span></text:p>
      <text:p text:style-name="P1"><text:span text:style-name="T2">gestion de motivos de quejas o reclamos la edicion y eliminacion salen cortadas acomodar diseño estandar asi como colores de los botones 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5-08-21T14:23:25.178724779</meta:creation-date>
    <dc:date>2015-08-21T14:46:03.743739829</dc:date>
    <dc:creator>usuario </dc:creator>
    <meta:editing-duration>PT22M38S</meta:editing-duration>
    <meta:editing-cycles>1</meta:editing-cycles>
    <meta:document-statistic meta:table-count="0" meta:image-count="0" meta:object-count="0" meta:page-count="1" meta:paragraph-count="17" meta:word-count="191" meta:character-count="1518" meta:non-whitespace-character-count="1333"/>
    <meta:generator>LibreOffice/4.3.3.2$Linux_X86_64 LibreOffice_project/430m0$Build-2</meta:generator>
  </office:meta>
</office:document-meta>
</file>